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inux Libertine" svg:font-family="'Linux Libertine', Georgia, Times, serif"/>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c902c" officeooo:paragraph-rsid="000c902c" style:font-size-asian="12.25pt" style:font-size-complex="14pt"/>
    </style:style>
    <style:style style:name="P2" style:family="paragraph" style:parent-style-name="Standard">
      <style:paragraph-properties fo:text-align="start" style:justify-single-word="false"/>
      <style:text-properties fo:font-size="14pt" officeooo:rsid="000c902c" officeooo:paragraph-rsid="000c902c" style:font-size-asian="12.25pt" style:font-size-complex="14pt"/>
    </style:style>
    <style:style style:name="P3" style:family="paragraph" style:parent-style-name="Standard">
      <style:paragraph-properties fo:text-align="start" style:justify-single-word="false"/>
      <style:text-properties fo:font-size="14pt" officeooo:rsid="001119ac" officeooo:paragraph-rsid="001119ac" style:font-size-asian="12.25pt" style:font-size-complex="14pt"/>
    </style:style>
    <style:style style:name="P4" style:family="paragraph" style:parent-style-name="Standard">
      <style:paragraph-properties fo:text-align="start" style:justify-single-word="false"/>
      <style:text-properties fo:font-size="14pt" officeooo:rsid="001119ac" officeooo:paragraph-rsid="0011942a" style:font-size-asian="12.25pt" style:font-size-complex="14pt"/>
    </style:style>
    <style:style style:name="P5" style:family="paragraph" style:parent-style-name="Standard">
      <style:paragraph-properties fo:text-align="start" style:justify-single-word="false"/>
      <style:text-properties fo:font-size="14pt" officeooo:paragraph-rsid="0015a97b"/>
    </style:style>
    <style:style style:name="P6" style:family="paragraph" style:parent-style-name="Standard">
      <style:paragraph-properties fo:text-align="start" style:justify-single-word="false"/>
      <style:text-properties fo:font-size="14pt" officeooo:paragraph-rsid="0015a97b" style:font-size-asian="14pt" style:font-size-complex="14pt"/>
    </style:style>
    <style:style style:name="P7" style:family="paragraph" style:parent-style-name="Standard">
      <style:paragraph-properties fo:text-align="start" style:justify-single-word="false"/>
      <style:text-properties fo:font-size="14pt" officeooo:paragraph-rsid="000c902c" style:font-size-asian="14pt" style:font-size-complex="14pt"/>
    </style:style>
    <style:style style:name="P8" style:family="paragraph" style:parent-style-name="Standard">
      <style:paragraph-properties fo:text-align="start" style:justify-single-word="false"/>
      <style:text-properties officeooo:paragraph-rsid="000c902c"/>
    </style:style>
    <style:style style:name="P9" style:family="paragraph" style:parent-style-name="Standard">
      <style:paragraph-properties fo:text-align="start" style:justify-single-word="false"/>
      <style:text-properties officeooo:paragraph-rsid="00162eb8"/>
    </style:style>
    <style:style style:name="P10" style:family="paragraph" style:parent-style-name="Standard">
      <style:paragraph-properties fo:text-align="start" style:justify-single-word="false"/>
      <style:text-properties officeooo:paragraph-rsid="001119ac"/>
    </style:style>
    <style:style style:name="T1" style:family="text">
      <style:text-properties officeooo:rsid="000d17ef"/>
    </style:style>
    <style:style style:name="T2" style:family="text">
      <style:text-properties fo:font-variant="normal" fo:text-transform="none" fo:color="#202124" style:font-name="Liberation Serif" fo:letter-spacing="normal" fo:language="uk" fo:country="UA" fo:font-style="normal" fo:font-weight="normal" style:font-size-asian="14pt" style:font-size-complex="14pt"/>
    </style:style>
    <style:style style:name="T3" style:family="text">
      <style:text-properties fo:font-variant="normal" fo:text-transform="none" fo:color="#202124" style:font-name="Liberation Serif" fo:letter-spacing="normal" fo:language="uk" fo:country="UA" fo:font-style="normal" fo:font-weight="normal" officeooo:rsid="000f2b35" style:font-size-asian="14pt" style:font-size-complex="14pt"/>
    </style:style>
    <style:style style:name="T4" style:family="text">
      <style:text-properties fo:font-variant="normal" fo:text-transform="none" fo:color="#202124" style:font-name="Liberation Serif" fo:letter-spacing="normal" fo:language="uk" fo:country="UA" fo:font-style="normal" fo:font-weight="normal" officeooo:rsid="001119ac" style:font-size-asian="14pt" style:font-size-complex="14pt"/>
    </style:style>
    <style:style style:name="T5" style:family="text">
      <style:text-properties fo:font-variant="normal" fo:text-transform="none" fo:color="#202124" style:font-name="Liberation Serif" fo:letter-spacing="normal" fo:language="uk" fo:country="UA" fo:font-style="normal" fo:font-weight="normal" officeooo:rsid="0011942a" style:font-size-asian="14pt" style:font-size-complex="14pt"/>
    </style:style>
    <style:style style:name="T6" style:family="text">
      <style:text-properties fo:font-variant="normal" fo:text-transform="none" fo:color="#202124" style:font-name="Liberation Serif" fo:letter-spacing="normal" fo:language="uk" fo:country="UA" fo:font-style="normal" fo:font-weight="normal" officeooo:rsid="001355f1" style:font-size-asian="14pt" style:font-size-complex="14pt"/>
    </style:style>
    <style:style style:name="T7" style:family="text">
      <style:text-properties fo:font-variant="normal" fo:text-transform="none" fo:color="#202124" style:font-name="Liberation Serif" fo:letter-spacing="normal" fo:language="uk" fo:country="UA" fo:font-style="normal" fo:font-weight="normal" officeooo:rsid="0013ffd2" style:font-size-asian="14pt" style:font-size-complex="14pt"/>
    </style:style>
    <style:style style:name="T8" style:family="text">
      <style:text-properties fo:font-variant="normal" fo:text-transform="none" fo:color="#202124" style:font-name="Liberation Serif" fo:letter-spacing="normal" fo:language="uk" fo:country="UA" fo:font-style="normal" fo:font-weight="normal" officeooo:rsid="0015a97b" style:font-size-asian="14pt" style:font-size-complex="14pt"/>
    </style:style>
    <style:style style:name="T9" style:family="text">
      <style:text-properties fo:font-variant="normal" fo:text-transform="none" fo:color="#202124" style:font-name="Liberation Serif" fo:letter-spacing="normal" fo:language="uk" fo:country="UA" fo:font-style="normal" fo:font-weight="normal" officeooo:rsid="00162eb8" style:font-size-asian="14pt" style:font-size-complex="14pt"/>
    </style:style>
    <style:style style:name="T10" style:family="text">
      <style:text-properties fo:font-variant="normal" fo:text-transform="none" fo:color="#202124" style:font-name="Liberation Serif" fo:letter-spacing="normal" fo:language="uk" fo:country="UA" fo:font-style="normal" fo:font-weight="normal" officeooo:rsid="00162eb8"/>
    </style:style>
    <style:style style:name="T11" style:family="text">
      <style:text-properties fo:font-variant="normal" fo:text-transform="none" fo:color="#202124" style:font-name="Liberation Serif" fo:letter-spacing="normal" fo:language="uk" fo:country="UA" fo:font-style="normal" fo:font-weight="normal" officeooo:rsid="001119ac"/>
    </style:style>
    <style:style style:name="T12" style:family="text">
      <style:text-properties fo:font-variant="normal" fo:text-transform="none" fo:color="#202124" style:font-name="Liberation Serif" fo:letter-spacing="normal" fo:language="uk" fo:country="UA" fo:font-style="normal" fo:font-weight="normal" officeooo:rsid="0016f408"/>
    </style:style>
    <style:style style:name="T13" style:family="text">
      <style:text-properties fo:font-variant="normal" fo:text-transform="none" fo:color="#202124" style:font-name="Liberation Serif" fo:font-size="14pt" fo:letter-spacing="normal" fo:language="uk" fo:country="UA" fo:font-style="normal" fo:font-weight="normal" style:font-size-asian="14pt" style:font-size-complex="14pt"/>
    </style:style>
    <style:style style:name="T14" style:family="text">
      <style:text-properties fo:font-variant="normal" fo:text-transform="none" fo:color="#202124" style:font-name="Liberation Serif" fo:font-size="14pt" fo:letter-spacing="normal" fo:language="uk" fo:country="UA" fo:font-style="normal" fo:font-weight="normal" officeooo:rsid="000e8bdc" style:font-size-asian="14pt" style:font-size-complex="14pt"/>
    </style:style>
    <style:style style:name="T15" style:family="text">
      <style:text-properties fo:font-variant="normal" fo:text-transform="none" fo:color="#202124" style:font-name="Liberation Serif" fo:font-size="14pt" fo:letter-spacing="normal" fo:language="uk" fo:country="UA" fo:font-style="normal" fo:font-weight="normal" officeooo:rsid="000f2b35" style:font-size-asian="14pt" style:font-size-complex="14pt"/>
    </style:style>
    <style:style style:name="T16" style:family="text">
      <style:text-properties fo:font-size="14pt" style:font-size-asian="14pt" style:font-size-complex="14pt"/>
    </style:style>
    <style:style style:name="T17" style:family="text">
      <style:text-properties fo:font-size="14pt" officeooo:rsid="00162eb8" style:font-size-asian="14pt" style:font-size-complex="14pt"/>
    </style:style>
    <style:style style:name="T18" style:family="text">
      <style:text-properties fo:font-size="14pt" fo:language="uk" fo:country="UA" style:font-size-asian="14pt" style:font-size-complex="14pt"/>
    </style:style>
    <style:style style:name="T19" style:family="text">
      <style:text-properties fo:font-size="14pt" fo:language="uk" fo:country="UA" officeooo:rsid="000f2b35" style:font-size-asian="14pt" style:font-size-complex="14pt"/>
    </style:style>
    <style:style style:name="T20" style:family="text">
      <style:text-properties fo:font-size="14pt" officeooo:rsid="000c902c" style:font-size-asian="12.25pt" style:font-size-complex="14pt"/>
    </style:style>
    <style:style style:name="T21" style:family="text">
      <style:text-properties fo:font-size="14pt" officeooo:rsid="000e8bdc" style:font-size-asian="12.25pt" style:font-size-complex="14pt"/>
    </style:style>
    <style:style style:name="T22" style:family="text">
      <style:text-properties fo:font-size="14pt" officeooo:rsid="001119ac" style:font-size-asian="12.25pt" style:font-size-complex="14pt"/>
    </style:style>
    <style:style style:name="T23" style:family="text">
      <style:text-properties officeooo:rsid="001194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етоди класифікації даних</text:p>
      <text:p text:style-name="P1"/>
      <text:p text:style-name="P2"><text:tab/><text:span text:style-name="T1">Метод природніх переривань Дженкса призначенний для визначення найкращого розташування значень в різних класах, тобто зменшення кількості <text:s/>розбіжностей в елементах класу, та збільшення розбіжностей поміж класів. Цей метод розділяє дані в відносно невелику кількість класів (не більше семи).</text:span></text:p>
      <text:p text:style-name="P8"><text:span text:style-name="T20"><text:tab/></text:span><text:span text:style-name="T21">Логістична регресія це тип алгоритму класифікації. Найчастіше використовується коли дані належать строго до одного або іншого класу, тобто мають бінарний вихід. </text:span><text:bookmark text:name="tw-target-text"/><text:span text:style-name="T13">При використанні логістичної регресії зазвичай вказується поріг, </text:span><text:span text:style-name="T14">з яким порівнюються значення перед їх </text:span><text:span text:style-name="T13">поміщен</text:span><text:span text:style-name="T14">ням</text:span><text:span text:style-name="T13"> в один клас </text:span><text:span text:style-name="T14">або інший клас. </text:span><text:span text:style-name="T15">Також цей метод може бути використований у випадку мультикласової класифікації, з застосуванням так званої “один-проти-всіх стратегії”, яка </text:span><text:bookmark text:name="tw-target-text1"/><text:span text:style-name="T15">полягає у встановленні одного класифікатора на кожен клас, що дозволяє отримати інформацію про клас через відповідний до нього класифікатор. Важливо зауважити, що логістична регресія використовує сигмоїдну функцію, що </text:span><text:bookmark text:name="tw-target-text2"/><text:span text:style-name="T18">приймає значення від 0 до 1 і “</text:span><text:span text:style-name="T19">прити</text:span><text:span text:style-name="T18">скає” їх до </text:span><text:span text:style-name="T19">верхьої або нижньої границі, відповідно</text:span><text:span text:style-name="T18"> позначаючи їх як 0 або 1.</text:span></text:p>
      <text:p text:style-name="P5"><text:span text:style-name="T3"><text:tab/></text:span><text:span text:style-name="T4">Наївний баєсів класифікатор </text:span><text:bookmark text:name="tw-target-text3"/><text:span text:style-name="T4">є одним з найбільш ефективних результативних </text:span><text:span text:style-name="T2">алгоритм</text:span><text:span text:style-name="T4">ів</text:span><text:span text:style-name="T2"> індуктивного навчання для машинного навчання, </text:span><text:span text:style-name="T5">і прикладом найпростішої Баєсової мережі, що представляє собою спрямований ациклічний граф, кожній вершині якого відповідає <text:s/>випадкова величина, а ребру — пряма кореляція між даними значеннями. </text:span><text:span text:style-name="T6">Основною рисою цього класифікатора є те, що </text:span><text:bookmark text:name="tw-target-text4"/><text:span text:style-name="T6">не зважаючи на припущення, що враховуючи значення класу, усі його атрибути є </text:span><text:span text:style-name="T2">незалежни</text:span><text:span text:style-name="T6">ми, яке зазвичай порушується в реальних прикладах, результати його роботи є досить добрими. Працює Наївний баєсів класифікатор спираючись на теорему Баєса, що дозволяє передбачити </text:span><text:span text:style-name="T7">новий приклад класу, якщо даний тренувальний зразок.</text:span><text:span text:style-name="T6"> </text:span><text:span text:style-name="T8">Такий класифікатор є набагато швидшим за більшість інших класифікаторів і потребує відносно мало тренувальних даних.</text:span></text:p>
      <text:p text:style-name="P5"><text:span text:style-name="T8"><text:tab/>Випадковий ліс є комбінацією кількох дерев рішень, такою, що </text:span><text:bookmark text:name="tw-target-text5"/><text:span text:style-name="T8">кожне дерево залежить від значення відібраного незалежно випадкового </text:span><text:span text:style-name="T2">вектор</text:span><text:span text:style-name="T8">у</text:span><text:span text:style-name="T2"> з однаковим розподіл</text:span><text:span text:style-name="T8">ом</text:span><text:span text:style-name="T2"> для всіх дерев у лісі.</text:span><text:span text:style-name="T8"> </text:span><text:span text:style-name="T9">Під час навчання класифікатор випадкового лісу генерує безліч дерев рішень. Після генерації великої кількості таких дерев, вони обирають найбільш популярний клас, що дає більш акуратний результат, ніж при використанні одного дерева. Мінусом такого процесу є те, що його застосування може займати досить велику кількість часу.</text:span></text:p>
      <text:p text:style-name="P6"><text:span text:style-name="T10"><text:tab/></text:span><text:bookmark text:name="firstHeading"/><text:span text:style-name="T10">Метод опорних векторів зображує тренувальні дані як точки, </text:span><text:span text:style-name="T12">що розділені найбільш великим можливим розривом. Опорні вектори в даному випадку це ті точки, які знаходяться найближче до границі. Метод опорних векторів може бути використаний як для лінійної, так і не лінійної класифікації. Основною позитивною арактеристикою є те, що цей метод використовує небагато пам’яті. </text:span></text:p>
      <text:p text:style-name="P7"><text:span text:style-name="T11"/></text:p>
      <text:p text:style-name="P2"/>
      <text:p text:style-name="P2"/>
      <text:p text:style-name="P2"/>
      <text:p text:style-name="P2"><text:soft-page-break/></text:p>
      <text:p text:style-name="P2"/>
      <text:p text:style-name="P2"/>
      <text:p text:style-name="P2"/>
      <text:p text:style-name="P2"/>
      <text:p text:style-name="P3">ЛІТЕРАТУРА</text:p>
      <text:p text:style-name="P3"><text:tab/><text:a xlink:type="simple" xlink:href="https://kambria.io/blog/logistic-regression-for-machine-learning/" text:style-name="Internet_20_link" text:visited-style-name="Visited_20_Internet_20_Link">https://kambria.io/blog/logistic-regression-for-machine-learning/</text:a></text:p>
      <text:p text:style-name="P10"><text:span text:style-name="T22"><text:tab/></text:span><text:a xlink:type="simple" xlink:href="https://www.iunera.com/kraken/fabric/support-vector-machines-svm/#0-support-vector-machines-svm" text:style-name="Internet_20_link" text:visited-style-name="Visited_20_Internet_20_Link"><text:span text:style-name="T16">https://www.iunera.com/kraken/fabric/support-vector-machines-svm/#0-support-vector-machines-svm</text:span></text:a></text:p>
      <text:p text:style-name="P3"><text:tab/>Harry Zhang, The Optimality of Naive Bayes </text:p>
      <text:p text:style-name="P4"><text:s/><text:tab/>N<text:span text:style-name="T23">ir</text:span> F<text:span text:style-name="T23">riedman, </text:span>D<text:span text:style-name="T23">an</text:span> G<text:span text:style-name="T23">eiger, </text:span>Bayesian Network Classifiers,<text:span text:style-name="T23"> 1997</text:span></text:p>
      <text:p text:style-name="P9"><text:span text:style-name="T22"><text:tab/></text:span><text:span text:style-name="T16">Leo Breiman</text:span><text:span text:style-name="T17">,</text:span><text:span text:style-name="T16"> RANDOM FORESTS, </text:span><text:span text:style-name="T17">2001</text:span><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inux Libertine" svg:font-family="'Linux Libertine', Georgia, Times, serif"/>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30T18:17:28.239029043</meta:creation-date>
    <dc:date>2021-01-30T23:14:08.664915466</dc:date>
    <meta:editing-duration>PT20M37S</meta:editing-duration>
    <meta:editing-cycles>5</meta:editing-cycles>
    <meta:generator>LibreOffice/6.0.7.3$Linux_X86_64 LibreOffice_project/00m0$Build-3</meta:generator>
    <meta:document-statistic meta:table-count="0" meta:image-count="0" meta:object-count="0" meta:page-count="2" meta:paragraph-count="12" meta:word-count="397" meta:character-count="3090" meta:non-whitespace-character-count="2688"/>
  </office:meta>
</office:document-meta>
</file>